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7a3a5"/>
    </style:style>
    <style:style style:name="P2" style:family="paragraph" style:parent-style-name="Text_20_body">
      <style:paragraph-properties fo:text-align="start" style:justify-single-word="false"/>
      <style:text-properties officeooo:rsid="0017a3a5" officeooo:paragraph-rsid="0017a3a5"/>
    </style:style>
    <style:style style:name="P3" style:family="paragraph" style:parent-style-name="Text_20_body">
      <style:text-properties officeooo:rsid="0017a3a5" officeooo:paragraph-rsid="0017a3a5"/>
    </style:style>
    <style:style style:name="P4" style:family="paragraph" style:parent-style-name="Text_20_body">
      <style:text-properties officeooo:rsid="00182d63" officeooo:paragraph-rsid="00182d63"/>
    </style:style>
    <style:style style:name="P5" style:family="paragraph" style:parent-style-name="Text_20_body">
      <style:text-properties officeooo:rsid="00182d63" officeooo:paragraph-rsid="001c147d"/>
    </style:style>
    <style:style style:name="P6" style:family="paragraph" style:parent-style-name="Text_20_body">
      <style:text-properties officeooo:paragraph-rsid="001c147d"/>
    </style:style>
    <style:style style:name="P7" style:family="paragraph" style:parent-style-name="Text_20_body">
      <style:text-properties officeooo:paragraph-rsid="00182d63"/>
    </style:style>
    <style:style style:name="P8" style:family="paragraph" style:parent-style-name="Text_20_body">
      <style:text-properties officeooo:rsid="001c147d" officeooo:paragraph-rsid="001c147d"/>
    </style:style>
    <style:style style:name="P9" style:family="paragraph" style:parent-style-name="Text_20_body">
      <style:text-properties fo:font-weight="bold" officeooo:rsid="00182d63" officeooo:paragraph-rsid="00182d63" style:font-weight-asian="bold" style:font-weight-complex="bold"/>
    </style:style>
    <style:style style:name="P10" style:family="paragraph" style:parent-style-name="Text_20_body">
      <style:text-properties fo:font-weight="bold" officeooo:rsid="001c147d" officeooo:paragraph-rsid="001c147d" style:font-weight-asian="bold" style:font-weight-complex="bold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weight="normal" officeooo:paragraph-rsid="00182d63" style:font-weight-asian="normal" style:font-weight-complex="normal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weight="normal" officeooo:paragraph-rsid="001994ae" style:font-weight-asian="normal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weight="normal" officeooo:rsid="00182d63" officeooo:paragraph-rsid="00182d63" style:font-weight-asian="normal" style:font-weight-complex="normal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weight="normal" officeooo:rsid="00182d63" officeooo:paragraph-rsid="001994ae" style:font-weight-asian="normal" style:font-weight-complex="normal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DejaVu Sans Mono" officeooo:rsid="001c147d" officeooo:paragraph-rsid="001c147d"/>
    </style:style>
    <style:style style:name="P16" style:family="paragraph" style:parent-style-name="Heading_20_2">
      <style:text-properties officeooo:rsid="0017a3a5"/>
    </style:style>
    <style:style style:name="P17" style:family="paragraph" style:parent-style-name="Heading_20_2">
      <style:text-properties officeooo:rsid="0017a3a5" officeooo:paragraph-rsid="002527c6"/>
    </style:style>
    <style:style style:name="P18" style:family="paragraph" style:parent-style-name="Heading_20_2">
      <style:text-properties officeooo:rsid="0019b18f" officeooo:paragraph-rsid="0019b18f"/>
    </style:style>
    <style:style style:name="P19" style:family="paragraph" style:parent-style-name="Heading_20_2">
      <style:text-properties officeooo:rsid="00182d63" officeooo:paragraph-rsid="00182d63"/>
    </style:style>
    <style:style style:name="P20" style:family="paragraph" style:parent-style-name="Text_20_body" style:list-style-name="L1">
      <style:text-properties officeooo:paragraph-rsid="0019b18f"/>
    </style:style>
    <style:style style:name="P21" style:family="paragraph" style:parent-style-name="Text_20_body" style:list-style-name="L1">
      <style:text-properties officeooo:paragraph-rsid="001dd11e"/>
    </style:style>
    <style:style style:name="P22" style:family="paragraph" style:parent-style-name="Text_20_body" style:list-style-name="L1">
      <style:text-properties officeooo:paragraph-rsid="001acf0d"/>
    </style:style>
    <style:style style:name="P23" style:family="paragraph" style:parent-style-name="Text_20_body" style:list-style-name="L1">
      <style:text-properties officeooo:paragraph-rsid="0022900b"/>
    </style:style>
    <style:style style:name="P24" style:family="paragraph" style:parent-style-name="Text_20_body" style:list-style-name="L1">
      <style:text-properties officeooo:paragraph-rsid="001c147d"/>
    </style:style>
    <style:style style:name="P25" style:family="paragraph" style:parent-style-name="Text_20_body" style:list-style-name="L1">
      <style:text-properties officeooo:rsid="001dd11e" officeooo:paragraph-rsid="001dd11e"/>
    </style:style>
    <style:style style:name="P26" style:family="paragraph" style:parent-style-name="Text_20_body" style:list-style-name="L1">
      <style:text-properties officeooo:rsid="001e0bb8" officeooo:paragraph-rsid="001e0bb8"/>
    </style:style>
    <style:style style:name="P27" style:family="paragraph" style:parent-style-name="Text_20_body" style:list-style-name="L1">
      <style:text-properties officeooo:rsid="001e0bb8" officeooo:paragraph-rsid="00256521"/>
    </style:style>
    <style:style style:name="P28" style:family="paragraph" style:parent-style-name="Text_20_body">
      <style:text-properties officeooo:rsid="0020b223" officeooo:paragraph-rsid="0020b223"/>
    </style:style>
    <style:style style:name="P29" style:family="paragraph" style:parent-style-name="Text_20_body">
      <style:text-properties officeooo:paragraph-rsid="0025ee26"/>
    </style:style>
    <style:style style:name="P30" style:family="paragraph" style:parent-style-name="Text_20_body">
      <style:text-properties officeooo:paragraph-rsid="0026fe3d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fo:font-weight="normal" officeooo:rsid="001994ae" officeooo:paragraph-rsid="00182d63" style:font-weight-asian="normal" style:font-weight-complex="normal"/>
    </style:style>
    <style:style style:name="P32" style:family="paragraph" style:parent-style-name="Heading_20_1">
      <style:paragraph-properties fo:text-align="center" style:justify-single-word="false"/>
      <style:text-properties officeooo:rsid="0017a3a5"/>
    </style:style>
    <style:style style:name="T1" style:family="text">
      <style:text-properties officeooo:rsid="00182d63"/>
    </style:style>
    <style:style style:name="T2" style:family="text">
      <style:text-properties officeooo:rsid="001994ae"/>
    </style:style>
    <style:style style:name="T3" style:family="text">
      <style:text-properties officeooo:rsid="00199d60"/>
    </style:style>
    <style:style style:name="T4" style:family="text">
      <style:text-properties officeooo:rsid="0019b18f"/>
    </style:style>
    <style:style style:name="T5" style:family="text">
      <style:text-properties officeooo:rsid="001acf0d"/>
    </style:style>
    <style:style style:name="T6" style:family="text">
      <style:text-properties officeooo:rsid="001b0b67"/>
    </style:style>
    <style:style style:name="T7" style:family="text">
      <style:text-properties officeooo:rsid="001c147d"/>
    </style:style>
    <style:style style:name="T8" style:family="text">
      <style:text-properties style:font-name="Droid Sans Mono1" fo:font-size="11pt" officeooo:rsid="001c147d" style:font-size-asian="11pt" style:font-size-complex="11pt"/>
    </style:style>
    <style:style style:name="T9" style:family="text">
      <style:text-properties style:font-name="Droid Sans Mono" fo:font-size="11pt" officeooo:rsid="001c147d" style:font-size-asian="11pt" style:font-size-complex="11pt"/>
    </style:style>
    <style:style style:name="T10" style:family="text">
      <style:text-properties officeooo:rsid="001dd11e"/>
    </style:style>
    <style:style style:name="T11" style:family="text">
      <style:text-properties officeooo:rsid="001e0bb8"/>
    </style:style>
    <style:style style:name="T12" style:family="text">
      <style:text-properties officeooo:rsid="001f2033"/>
    </style:style>
    <style:style style:name="T13" style:family="text">
      <style:text-properties officeooo:rsid="0020b223"/>
    </style:style>
    <style:style style:name="T14" style:family="text">
      <style:text-properties officeooo:rsid="0022900b"/>
    </style:style>
    <style:style style:name="T15" style:family="text">
      <style:text-properties fo:font-style="italic" officeooo:rsid="001c147d" style:font-style-asian="italic" style:font-style-complex="italic"/>
    </style:style>
    <style:style style:name="T16" style:family="text">
      <style:text-properties officeooo:rsid="00230372"/>
    </style:style>
    <style:style style:name="T17" style:family="text">
      <style:text-properties officeooo:rsid="0023845d"/>
    </style:style>
    <style:style style:name="T18" style:family="text">
      <style:text-properties officeooo:rsid="002527c6"/>
    </style:style>
    <style:style style:name="T19" style:family="text">
      <style:text-properties officeooo:rsid="00256521"/>
    </style:style>
    <style:style style:name="T20" style:family="text">
      <style:text-properties officeooo:rsid="0025ee26"/>
    </style:style>
    <style:style style:name="T21" style:family="text">
      <style:text-properties officeooo:rsid="0025fd17"/>
    </style:style>
    <style:style style:name="T22" style:family="text">
      <style:text-properties officeooo:rsid="0026fe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The Architecture, Implementation and Installation</text:h>
      <text:h text:style-name="P32" text:outline-level="1">of</text:h>
      <text:h text:style-name="P32" text:outline-level="1">CardioCPI (v. 2)</text:h>
      <text:p text:style-name="P1"/>
      <text:p text:style-name="P2">CardioCPI is a web-based application that provides statistical and plotting functions for gene <text:span text:style-name="T6">and non-coding (mir) expression </text:span>data. <text:span text:style-name="T6">In particular it provides cross platform evaluation </text:span><text:span text:style-name="T7">of ...</text:span></text:p>
      <text:h text:style-name="P16" text:outline-level="2">Architecture</text:h>
      <text:p text:style-name="P3"><text:span text:style-name="T17">Because it is web-based, t</text:span>he CardioCPI appl<text:span text:style-name="T17">ication</text:span> can be divided into two functional areas: the client and the server. The client side is made up of the HTML pages and accompanying JavaScript code and libraries and CSS stylesheets. <text:s/>The client side components are delivered by a web server – Apache in the case of this application – although any web server should work. The server side of CardioCPI is <text:span text:style-name="T1">connected to</text:span> a <text:span text:style-name="T3">networked </text:span>data server, SSDB, that executes commands <text:span text:style-name="T3">that</text:span> store and retrieve data that is stored in a No-SQL data store – LevelDB in the case of this application. </text:p>
      <text:h text:style-name="P18" text:outline-level="2">Components</text:h>
      <text:list xml:id="list1333664640969291504" text:style-name="L1">
        <text:list-item>
          <text:p text:style-name="P20"><text:span text:style-name="T4">Python </text:span><text:span text:style-name="T6">(2.7.4) –</text:span><text:span text:style-name="T16"> </text:span><text:span text:style-name="T21">The implementation language. </text:span><text:span text:style-name="T16">Download from </text:span><text:a xlink:type="simple" xlink:href="https://www.python.org/"><text:span text:style-name="T16">https://www.python.org/</text:span></text:a></text:p>
        </text:list-item>
        <text:list-item>
          <text:p text:style-name="P23"><text:span text:style-name="T4">Python modules </text:span><text:span text:style-name="T14">- </text:span><text:span text:style-name="T7">these can be installed using the </text:span><text:span text:style-name="T15">pip</text:span><text:span text:style-name="T7"> </text:span><text:span text:style-name="T14">utility: </text:span><text:span text:style-name="T7"><text:s/></text:span><text:a xlink:type="simple" xlink:href="http://pip.readthedocs.org/en/latest/index.html"><text:span text:style-name="T14">http://pip.readthedocs.org/en/latest/index.html</text:span></text:a></text:p>
          <text:list>
            <text:list-item>
              <text:p text:style-name="P25">Django (1.6.1) –<text:span text:style-name="T21"> The web application framework.</text:span></text:p>
            </text:list-item>
            <text:list-item>
              <text:p text:style-name="P21"><text:span text:style-name="T5">numpy </text:span><text:span text:style-name="T10">(1.8.1) –</text:span><text:span text:style-name="T21"> Python scientific computing package</text:span></text:p>
            </text:list-item>
            <text:list-item>
              <text:p text:style-name="P22"><text:span text:style-name="T5">pandas </text:span><text:span text:style-name="T10">(0.13.1) –</text:span><text:span text:style-name="T21"> Python high-performance data structures (data frames, etc.)</text:span></text:p>
            </text:list-item>
            <text:list-item>
              <text:p text:style-name="P22"><text:span text:style-name="T5">scipy </text:span><text:span text:style-name="T10">(0.13.3) –</text:span><text:span text:style-name="T21"> Scientific computing package.</text:span></text:p>
            </text:list-item>
            <text:list-item>
              <text:p text:style-name="P22"><text:span text:style-name="T5">matplotlib </text:span><text:span text:style-name="T10">(1.3.1) –</text:span><text:span text:style-name="T21"> 2D plotting library.</text:span></text:p>
            </text:list-item>
            <text:list-item>
              <text:p text:style-name="P22"><text:span text:style-name="T5">ssdb </text:span><text:span text:style-name="T10">(0.0.2) –</text:span><text:span text:style-name="T21"> SSDB client library.</text:span></text:p>
            </text:list-item>
          </text:list>
        </text:list-item>
        <text:list-item>
          <text:p text:style-name="P24"><text:span text:style-name="T7">SSDB </text:span><text:span text:style-name="T17">- <text:s/>Downloads and installation instructions can be found at </text:span><text:a xlink:type="simple" xlink:href="http://ssdb.io/"><text:span text:style-name="T17">http://ssdb.io/</text:span></text:a><text:span text:style-name="T17"> NB: A Windows version can be found at </text:span><text:a xlink:type="simple" xlink:href="https://github.com/ideawu/ssdb-bin"><text:span text:style-name="T17">https://github.com/ideawu/ssdb-bin</text:span></text:a></text:p>
        </text:list-item>
        <text:list-item>
          <text:p text:style-name="P26">Bootstrap (2.3.2) –<text:span text:style-name="T19"> This CSS/JavaScript library is included with CardioCPI.</text:span></text:p>
        </text:list-item>
        <text:list-item>
          <text:p text:style-name="P26">Select2 (3.3.2) –<text:span text:style-name="T19"> This CSS/JavaScript library is included with CardioCPI.</text:span></text:p>
        </text:list-item>
        <text:list-item>
          <text:p text:style-name="P27"><text:span text:style-name="T19">Jquery (1.10.1) – This CSS/JavaScript library is automatically loaded by the web browser from the Google Hosted Libraries</text:span></text:p>
        </text:list-item>
        <text:list-item>
          <text:p text:style-name="P27"><text:span text:style-name="T19">Datatables (2.2.1) – This CSS/Javascript library is automatically loaded by the web browser from the Datatables CDN (Content Distribution Networks).</text:span></text:p>
        </text:list-item>
      </text:list>
      <text:h text:style-name="P16" text:outline-level="2"><text:soft-page-break/>Implentation</text:h>
      <text:p text:style-name="P4">CardioCPI is a Django application that was developed using IntelliJ IDEA. <text:s/>Python, HTML, JavaScript and CSS <text:span text:style-name="T12">are</text:span> used. In addition, the Select2, Bootstrap and jQuery JavaSript libraries are used for the interactivity and look and feel of the HTML pages</text:p>
      <text:p text:style-name="P4"/>
      <text:p text:style-name="P9">File Organization (primary)</text:p>
      <text:p text:style-name="P13">CardioCPIv2</text:p>
      <text:p text:style-name="P13"><text:tab/><text:span text:style-name="T7">manage.py – A Django management program.</text:span></text:p>
      <text:p text:style-name="P13"><text:tab/>Cardiocpiv2 – Main Python files</text:p>
      <text:p text:style-name="P13"><text:tab/><text:tab/>geo_data.py<text:tab/>- Interface to the SSDB data server.</text:p>
      <text:p text:style-name="P13"><text:tab/><text:tab/>plots.py<text:tab/>- Implementation of Heatmap and Correlation plots</text:p>
      <text:p text:style-name="P13"><text:tab/><text:tab/>settings.py<text:tab/>- Django application settings.</text:p>
      <text:p text:style-name="P13"><text:tab/><text:tab/>urls.py<text:tab/><text:tab/>- Django url to view function mapping.</text:p>
      <text:p text:style-name="P13"><text:tab/><text:tab/>views.py<text:tab/>- Django implementation of web services.</text:p>
      <text:p text:style-name="P13"><text:tab/><text:tab/>wsgi.py<text:tab/>- Django file for web server integration.</text:p>
      <text:p text:style-name="P13"><text:tab/>conf</text:p>
      <text:p text:style-name="P13"><text:tab/><text:tab/>cardiocpi.conf -</text:p>
      <text:p text:style-name="P11"><text:span text:style-name="T1"><text:tab/>media –</text:span><text:span text:style-name="T2"> temporary storage for generated plots.</text:span></text:p>
      <text:p text:style-name="P13"><text:tab/>static</text:p>
      <text:p text:style-name="P13"><text:tab/><text:tab/>css</text:p>
      <text:p text:style-name="P11"><text:span text:style-name="T1"><text:tab/><text:tab/><text:tab/>cardiocpiv2.css –</text:span><text:span text:style-name="T2"> CardioCPI-specific colors, etc.</text:span></text:p>
      <text:p text:style-name="P13"><text:tab/><text:tab/><text:tab/>css library files</text:p>
      <text:p text:style-name="P14"><text:tab/><text:tab/>image</text:p>
      <text:p text:style-name="P12"><text:span text:style-name="T1"><text:tab/><text:tab/><text:tab/>MMCRI logo, </text:span><text:span text:style-name="T2">et al.</text:span></text:p>
      <text:p text:style-name="P13"><text:tab/><text:tab/>js</text:p>
      <text:p text:style-name="P13"><text:tab/><text:tab/><text:tab/>cardiocpiv2.js – JavaScript to control the application's interactivity.</text:p>
      <text:p text:style-name="P13"><text:tab/><text:tab/><text:tab/>js library files</text:p>
      <text:p text:style-name="P13"><text:tab/>templates</text:p>
      <text:p text:style-name="P11"><text:span text:style-name="T1"><text:tab/><text:tab/></text:span><text:span text:style-name="T2">index.html<text:tab/>- Django template of the main application page.</text:span></text:p>
      <text:p text:style-name="P31"><text:tab/><text:tab/>statistics.html – Django template for Statistical output; dynamically inserted into <text:tab/><text:tab/><text:tab/><text:tab/> <text:s text:c="2"/>index.html</text:p>
      <text:p text:style-name="P30"><text:span text:style-name="T22">Settings file: SSDB_HOST, SSDB_PORT</text:span></text:p>
      <text:h text:style-name="P17" text:outline-level="2"><text:span text:style-name="T18">Database Insta<text:tab/>llation</text:span></text:h>
      <text:p text:style-name="P29"><text:span text:style-name="T20">The dataset is managed by an independent, long-lived server SSDB. SSDB must be installed and </text:span><text:soft-page-break/><text:span text:style-name="T20">running before the dataset can be built and anytime CardioCPI is being used. The best practice is to have SSDB running as an independent process: a daemon on Linux systems; a service on Windows systems.</text:span></text:p>
      <text:h text:style-name="P16" text:outline-level="2"><text:span text:style-name="T13">Application </text:span>Installatio<text:span text:style-name="T7">n and Running</text:span></text:h>
      <text:p text:style-name="P8">Being a web-based application, CarcioCPI needs a web server to deliver the web pages, plots, etc. to a <text:s/>browser. <text:s/>There are two ways to install and run CardioCPI: via an installed web server <text:s/>(Tomcat, for example) or by using Django's built-in web server. Both methods are described below.</text:p>
      <text:p text:style-name="P10">Installed Web Server</text:p>
      <text:p text:style-name="P5">Installation involves letting the web server know where the CardioCPI files are located. For the <text:span text:style-name="T7">Tomcat</text:span> web server this means </text:p>
      <text:p text:style-name="P10">Django Web Server</text:p>
      <text:p text:style-name="P8">The other way of running the application is to use Django's built-in HTTP server. This server can be run by executing the following command from the home directory of the application:</text:p>
      <text:p text:style-name="P15">python manage.py runserver localhost:8000</text:p>
      <text:p text:style-name="P6"><text:span text:style-name="T7">The parameter </text:span><text:span text:style-name="T9">localhost:8000</text:span><text:span text:style-name="T7"> can be changed to what is appropriate for you system. Access to the application, then, is via a web browser using the url </text:span><text:span text:style-name="T8">localhost:8000</text:span><text:span text:style-name="T7"> (in this example). <text:s/>Note that the url is different than what is used when the application is served by an installed web server such as Tomcat. </text:span><text:span text:style-name="T10">Please note that the Django project does not recommend using their web server for production use </text:span><text:span text:style-name="T13">because of perfomance and security reasons</text:span><text:span text:style-name="T10">.</text:span></text:p>
      <text:p text:style-name="P28"/>
      <text:h text:style-name="P19" text:outline-level="2">References</text:h>
      <text:p text:style-name="P7"><text:span text:style-name="T1">[1] </text:span><text:span text:style-name="T11">Tomcat - </text:span><text:a xlink:type="simple" xlink:href="http://tomcat.apache.org/"><text:span text:style-name="T11">http://tomcat.apache.org/</text:span></text:a></text:p>
      <text:p text:style-name="P4">[2] LevelDB</text:p>
      <text:p text:style-name="P7"><text:span text:style-name="T1">[3] Django </text:span><text:span text:style-name="T11">- </text:span><text:a xlink:type="simple" xlink:href="https://www.djangoproject.com/"><text:span text:style-name="T11">https://www.djangoproject.com/</text:span></text:a></text:p>
      <text:p text:style-name="P7"><text:span text:style-name="T1">[4] Select2 </text:span><text:span text:style-name="T11">- </text:span><text:a xlink:type="simple" xlink:href="http://ivaynberg.github.io/select2/"><text:span text:style-name="T11">http://ivaynberg.github.io/select2/</text:span></text:a></text:p>
      <text:p text:style-name="P7"><text:span text:style-name="T1">[5] Bootstrap </text:span><text:span text:style-name="T11">- </text:span><text:a xlink:type="simple" xlink:href="http://getbootstrap.com/2.3.2/"><text:span text:style-name="T11">http://getbootstrap.com/2.3.2/</text:span></text:a></text:p>
      <text:p text:style-name="P4">[6] jQuery</text:p>
      <text:p text:style-name="P6"><text:span text:style-name="T7">[7] SSDB </text:span><text:span text:style-name="T11">- </text:span><text:a xlink:type="simple" xlink:href="http://ssdb.io/"><text:span text:style-name="T11">http://ssdb.io/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arks</meta:initial-creator>
    <meta:creation-date>2014-06-25T15:38:44</meta:creation-date>
    <dc:date>2014-07-16T11:06:04</dc:date>
    <dc:creator>Peter Marks</dc:creator>
    <meta:editing-duration>PT2H47M16S</meta:editing-duration>
    <meta:editing-cycles>14</meta:editing-cycles>
    <meta:generator>LibreOffice/4.0.2.2$Linux_X86_64 LibreOffice_project/400m0$Build-2</meta:generator>
    <meta:document-statistic meta:table-count="0" meta:image-count="0" meta:object-count="0" meta:page-count="3" meta:paragraph-count="66" meta:word-count="700" meta:character-count="4823" meta:non-whitespace-character-count="4119"/>
  </office:meta>
</office:document-meta>
</file>